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9f043" officeooo:paragraph-rsid="0019f043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a29aa" officeooo:paragraph-rsid="001a29aa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3f21a" officeooo:paragraph-rsid="001acf3a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acf3a" officeooo:paragraph-rsid="001acf3a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acf3a" officeooo:paragraph-rsid="001acf3a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acf3a" officeooo:paragraph-rsid="0021e528" style:font-name-asian="Courier New" style:font-size-asian="10pt" style:font-name-complex="Liberation Mono" style:font-size-complex="10pt"/>
    </style:style>
    <style:style style:name="P8" style:family="paragraph" style:parent-style-name="Table_20_Contents" style:list-style-name="L1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style:font-name="Liberation Mono" fo:font-size="10pt" officeooo:rsid="001acf3a" officeooo:paragraph-rsid="0021e528" style:font-name-asian="Courier New" style:font-size-asian="10pt" style:font-name-complex="Liberation Mono" style:font-size-complex="10pt"/>
    </style:style>
    <style:style style:name="P9" style:family="paragraph" style:parent-style-name="Table_20_Contents" style:list-style-name="L2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style:font-name="Liberation Mono" fo:font-size="10pt" officeooo:rsid="001acf3a" officeooo:paragraph-rsid="001acf3a" style:font-name-asian="Courier New" style:font-size-asian="10pt" style:font-name-complex="Liberation Mono" style:font-size-complex="10pt"/>
    </style:style>
    <style:style style:name="P10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style:font-name="Liberation Mono" fo:font-size="10pt" officeooo:rsid="001acf3a" officeooo:paragraph-rsid="0021e528" style:font-name-asian="Courier New" style:font-size-asian="10pt" style:font-name-complex="Liberation Mono" style:font-size-complex="10pt"/>
    </style:style>
    <style:style style:name="T1" style:family="text">
      <style:text-properties officeooo:rsid="0019f043"/>
    </style:style>
    <style:style style:name="T2" style:family="text">
      <style:text-properties officeooo:rsid="001aa639"/>
    </style:style>
    <style:style style:name="T3" style:family="text">
      <style:text-properties officeooo:rsid="001acf3a"/>
    </style:style>
    <style:style style:name="T4" style:family="text">
      <style:text-properties officeooo:rsid="001f82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2">5<text:span text:style-name="T2">2</text:span>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2">Start UI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>None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1">Neede<text:span text:style-name="T1">d</text:span>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2">Start Application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3"><text:span text:style-name="T3">Dm wants to start </text:span>UI, <text:span text:style-name="T3">which will </text:span>start application</text:p>
            <text:p text:style-name="P1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4">DM type “<text:span text:style-name="T3">j</text:span>ava -jar <text:span text:style-name="T4">&lt;</text:span>jarfile<text:span text:style-name="T4">&gt;</text:span>.jar” on shell or DM clicks executable file</text:p>
            <text:p text:style-name="P1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 text:c="3"/>1. Dungeon Master</text:p>
            <text:p text:style-name="P1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6489969048735026659" text:style-name="L1">
              <text:list-header>
                <text:p text:style-name="P8"><text:span text:style-name="T4"><text:s text:c="3"/>1. </text:span>DM type “java -jar <text:span text:style-name="T4">&lt;</text:span>jarfile<text:span text:style-name="T4">&gt;</text:span>.jar” on shell or clicks </text:p>
              </text:list-header>
            </text:list>
            <text:p text:style-name="P10"><text:s text:c="6"/>executable file</text:p>
            <text:p text:style-name="P10"/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2428027825904697306" text:style-name="L2">
              <text:list-header>
                <text:p text:style-name="P9"><text:span text:style-name="T4"><text:s text:c="3"/>1. </text:span>Application will start in new window</text:p>
              </text:list-header>
            </text:list>
            <text:p text:style-name="P1"/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p text:style-name="P5"><text:s text:c="3"/>1. DM wants to start application</text:p>
            <text:p text:style-name="P7"><text:s text:c="3"/>2. DM type “java -jar <text:span text:style-name="T4">&lt;</text:span>jarfile<text:span text:style-name="T4">&gt;</text:span>.jar” on shell or DM </text:p>
            <text:p text:style-name="P7"><text:s text:c="3"/>clicks executable file</text:p>
            <text:p text:style-name="P5"><text:s text:c="3"/>3. Application will start in new window</text:p>
            <text:p text:style-name="P1"/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5">NONE</text:p>
            <text:p text:style-name="P1"/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38:40.601000000</dc:date>
    <meta:editing-duration>PT1H10M47S</meta:editing-duration>
    <meta:editing-cycles>13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8" meta:word-count="95" meta:character-count="569" meta:non-whitespace-character-count="473"/>
  </office:meta>
</office:document-meta>
</file>